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.365cm" svg:y="11.377cm">
            <draw:object draw:notify-on-update-of-ranges="Hoja1.A4:Hoja1.A21 Hoja1.C3:Hoja1.C3 Hoja1.C4:Hoja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316cm" svg:y="5.968cm">
            <draw:object draw:notify-on-update-of-ranges="Hoja1.B4:Hoja1.B13 Hoja1.C3:Hoja1.C3 Hoja1.C4:Hoja1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uentas max</text:p>
          </table:table-cell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factor teórico</text:p>
          </table:table-cell>
          <table:table-cell table:number-columns-repeated="5"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1100/4095" office:value-type="float" office:value="0.268620268620269" calcext:value-type="float">
            <text:p>0,268620268620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entas</text:p>
          </table:table-cell>
          <table:table-cell office:value-type="string" calcext:value-type="string">
            <text:p>4095-cuentas</text:p>
          </table:table-cell>
          <table:table-cell office:value-type="string" calcext:value-type="string">
            <text:p>mV (oscilo)</text:p>
          </table:table-cell>
          <table:table-cell/>
          <table:table-cell office:value-type="string" calcext:value-type="string">
            <text:p>mv (teorico)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formula="of:=[.A$2]-[.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formula="of:=[.A$2]-[.A5]" office:value-type="float" office:value="369" calcext:value-type="float">
            <text:p>369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([.A$2]-[.A5])*[.B$2]/[.A$2]" office:value-type="float" office:value="99.1208791208791" calcext:value-type="float">
            <text:p>99,12087912087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LOG([.H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table:formula="of:=[.A$2]-[.A6]" office:value-type="float" office:value="440" calcext:value-type="float">
            <text:p>440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([.A$2]-[.A6])*[.B$2]/[.A$2]" office:value-type="float" office:value="118.192918192918" calcext:value-type="float">
            <text:p>118,1929181929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LOG([.H6])" office:value-type="float" office:value="0.301029995663981" calcext:value-type="float">
            <text:p>0,301029995663981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formula="of:=[.A$2]-[.A7]" office:value-type="float" office:value="445" calcext:value-type="float">
            <text:p>445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([.A$2]-[.A7])*[.B$2]/[.A$2]" office:value-type="float" office:value="119.53601953602" calcext:value-type="float">
            <text:p>119,536019536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LOG([.H7])" office:value-type="float" office:value="0.477121254719662" calcext:value-type="float">
            <text:p>0,477121254719662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table:formula="of:=[.A$2]-[.A8]" office:value-type="float" office:value="400" calcext:value-type="float">
            <text:p>400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([.A$2]-[.A8])*[.B$2]/[.A$2]" office:value-type="float" office:value="107.448107448107" calcext:value-type="float">
            <text:p>107,4481074481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LOG([.H8])" office:value-type="float" office:value="0.602059991327962" calcext:value-type="float">
            <text:p>0,602059991327962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table:formula="of:=[.A$2]-[.A9]" office:value-type="float" office:value="525" calcext:value-type="float">
            <text:p>525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([.A$2]-[.A9])*[.B$2]/[.A$2]" office:value-type="float" office:value="141.025641025641" calcext:value-type="float">
            <text:p>141,02564102564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LOG([.H9])" office:value-type="float" office:value="0.698970004336019" calcext:value-type="float">
            <text:p>0,698970004336019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table:formula="of:=[.A$2]-[.A10]"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/>
          <table:table-cell table:formula="of:=([.A$2]-[.A10])*[.B$2]/[.A$2]" office:value-type="float" office:value="6.71550671550672" calcext:value-type="float">
            <text:p>6,71550671550672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formula="of:=[.A$2]-[.A11]" office:value-type="float" office:value="1265" calcext:value-type="float">
            <text:p>1265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([.A$2]-[.A11])*[.B$2]/[.A$2]" office:value-type="float" office:value="339.80463980464" calcext:value-type="float">
            <text:p>339,80463980464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$2]-[.A12]" office:value-type="float" office:value="1095" calcext:value-type="float">
            <text:p>1095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([.A$2]-[.A12])*[.B$2]/[.A$2]" office:value-type="float" office:value="294.139194139194" calcext:value-type="float">
            <text:p>294,139194139194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formula="of:=[.A$2]-[.A13]" office:value-type="float" office:value="1042" calcext:value-type="float">
            <text:p>104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([.A$2]-[.A13])*[.B$2]/[.A$2]" office:value-type="float" office:value="279.90231990232" calcext:value-type="float">
            <text:p>279,90231990232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A$2]-[.A14]" office:value-type="float" office:value="1595" calcext:value-type="float">
            <text:p>1595</text:p>
          </table:table-cell>
          <table:table-cell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formula="of:=[.A$2]-[.A15]" office:value-type="float" office:value="1855" calcext:value-type="float">
            <text:p>1855</text:p>
          </table:table-cell>
          <table:table-cell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formula="of:=[.A$2]-[.A16]" office:value-type="float" office:value="1590" calcext:value-type="float">
            <text:p>1590</text:p>
          </table:table-cell>
          <table:table-cell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formula="of:=[.A$2]-[.A17]" office:value-type="float" office:value="2010" calcext:value-type="float">
            <text:p>2010</text:p>
          </table:table-cell>
          <table:table-cell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[.A$2]-[.A18]" office:value-type="float" office:value="2320" calcext:value-type="float">
            <text:p>2320</text:p>
          </table:table-cell>
          <table:table-cell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.A$2]-[.A19]" office:value-type="float" office:value="2107" calcext:value-type="float">
            <text:p>2107</text:p>
          </table:table-cell>
          <table:table-cell office:value-type="float" office:value="567" calcext:value-type="float">
            <text:p>567</text:p>
          </table:table-cell>
          <table:table-cell table:number-columns-repeated="6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[.A$2]-[.A20]" office:value-type="float" office:value="2220" calcext:value-type="float">
            <text:p>2220</text:p>
          </table:table-cell>
          <table:table-cell office:value-type="float" office:value="594" calcext:value-type="float">
            <text:p>594</text:p>
          </table:table-cell>
          <table:table-cell table:number-columns-repeated="6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[.A$2]-[.A21]" office:value-type="float" office:value="2392" calcext:value-type="float">
            <text:p>2392</text:p>
          </table:table-cell>
          <table:table-cell office:value-type="float" office:value="643" calcext:value-type="float">
            <text:p>64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hanel 2</text:p>
          </table:table-cell>
          <table:table-cell table:number-columns-repeated="7"/>
        </table:table-row>
      </table:table>
      <table:table table:name="mg81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S</text:p>
          </table:table-cell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000</text:p>
          </table:table-cell>
          <table:table-cell office:value-type="string" calcext:value-type="string">
            <text:p>Avs</text:p>
          </table:table-cell>
        </table:table-row>
        <table:table-row table:style-name="ro1">
          <table:table-cell table:formula="of:=[.D$2]+([.F$2]/(LOG10(400)-LOG10(1000))*(LOG10([.B2])-LOG10(400)))" office:value-type="float" office:value="305" calcext:value-type="float">
            <text:p>30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05" calcext:value-type="float">
            <text:p>305</text:p>
          </table:table-cell>
          <table:table-cell table:formula="of:=[.D2]-[.E2]" office:value-type="float" office:value="85" calcext:value-type="float">
            <text:p>85</text:p>
          </table:table-cell>
        </table:table-row>
        <table:table-row table:style-name="ro1">
          <table:table-cell table:formula="of:=[.D$2]+([.F$2]/(LOG10(400)-LOG10(1000))*(LOG10([.B3])-LOG10(400)))"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formula="of:=[.D$2]+([.F$2]/(LOG10(400)-LOG10(1000))*(LOG10([.B4])-LOG10(400)))" office:value-type="float" office:value="325.699982223887" calcext:value-type="float">
            <text:p>325,699982223887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table:formula="of:=[.D$2]+([.F$2]/(LOG10(400)-LOG10(1000))*(LOG10([.B5])-LOG10(400)))" office:value-type="float" office:value="352.38690080527" calcext:value-type="float">
            <text:p>352,38690080527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table:formula="of:=[.D$2]+([.F$2]/(LOG10(400)-LOG10(1000))*(LOG10([.B6])-LOG10(400)))" office:value-type="float" office:value="176.399964447775" calcext:value-type="float">
            <text:p>176,399964447775</text:p>
          </table:table-cell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vss- vo)/Avs*(log10400-log101000)+log1040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10^ (([.A14]-[.D$2])/[.F$2]*(LOG10(400)-LOG10(1000))+LOG10(400))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10^ (([.A15]-[.D$2])/[.F$2]*(LOG10(400)-LOG10(1000))+LOG10(400)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10^ (([.A16]-[.D$2])/[.F$2]*(LOG10(400)-LOG10(1000))+LOG10(400))" office:value-type="float" office:value="806.059418262114" calcext:value-type="float">
            <text:p>806,059418262114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10^ (([.A17]-[.D$2])/[.F$2]*(LOG10(400)-LOG10(1000))+LOG10(400))" office:value-type="float" office:value="413.147313232506" calcext:value-type="float">
            <text:p>413,147313232506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10^ (([.A18]-[.D$2])/[.F$2]*(LOG10(400)-LOG10(1000))+LOG10(400))" office:value-type="float" office:value="4017.28352536197" calcext:value-type="float">
            <text:p>4017,28352536197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390.386" calcext:value-type="float">
            <text:p>390,3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1:26:30.284521391</meta:creation-date>
    <dc:date>2024-03-05T11:44:19.972123296</dc:date>
    <meta:editing-duration>PT34M42S</meta:editing-duration>
    <meta:editing-cycles>4</meta:editing-cycles>
    <meta:generator>LibreOffice/7.3.7.2$Linux_X86_64 LibreOffice_project/30$Build-2</meta:generator>
    <meta:document-statistic meta:table-count="2" meta:cell-count="11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3cm" svg:y="3.952cm" style:legend-expansion="high" chart:style-name="ch2"/>
        <chart:plot-area chart:style-name="ch3" table:cell-range-address="Hoja1.A4:Hoja1.A21 Hoja1.C3:Hoja1.C21" chart:data-source-has-labels="row" svg:x="0.32cm" svg:y="0.18cm" svg:width="11.053cm" svg:height="8.64cm">
          <chart:coordinate-region svg:x="1.127cm" svg:y="0.38cm" svg:width="9.87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4:Hoja1.C21" chart:label-cell-address="Hoja1.C3:Hoja1.C3" chart:class="chart:scatter">
            <chart:domain table:cell-range-address="Hoja1.A4:Hoja1.A21"/>
            <chart:regression-curve chart:style-name="ch8">
              <chart:equation chart:display-equation="true" chart:display-r-square="true"/>
            </chart:regression-curve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mV (oscilo)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5">
                <text:p>4095</text:p>
                <draw:g>
                  <svg:desc>Hoja1.A4:Hoja1.A21</svg:desc>
                </draw:g>
              </table:table-cell>
              <table:table-cell office:value-type="float" office:value="0">
                <text:p>0</text:p>
                <draw:g>
                  <svg:desc>Hoja1.C4:Hoja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26">
                <text:p>372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55">
                <text:p>365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50">
                <text:p>36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95">
                <text:p>36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70">
                <text:p>35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70">
                <text:p>407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30">
                <text:p>283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3">
                <text:p>305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0">
                <text:p>224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5">
                <text:p>250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5">
                <text:p>208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75">
                <text:p>177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8">
                <text:p>198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5">
                <text:p>187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3">
                <text:p>1703</text:p>
              </table:table-cell>
              <table:table-cell office:value-type="float" office:value="643">
                <text:p>6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3cm" svg:y="3.952cm" style:legend-expansion="high" chart:style-name="ch2"/>
        <chart:plot-area chart:style-name="ch3" table:cell-range-address="Hoja1.B4:Hoja1.C13 Hoja1.C3:Hoja1.C3" chart:data-source-has-labels="row" svg:x="0.32cm" svg:y="0.18cm" svg:width="11.053cm" svg:height="8.64cm">
          <chart:coordinate-region svg:x="1.127cm" svg:y="0.379cm" svg:width="9.87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4:Hoja1.C13" chart:label-cell-address="Hoja1.C3:Hoja1.C3" chart:class="chart:scatter">
            <chart:domain table:cell-range-address="Hoja1.B4:Hoja1.B13"/>
            <chart:regression-curve chart:style-name="ch8">
              <chart:equation chart:display-equation="true" chart:display-r-square="tru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mV (oscilo)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B4:Hoja1.B13</svg:desc>
                </draw:g>
              </table:table-cell>
              <table:table-cell office:value-type="float" office:value="0">
                <text:p>0</text:p>
                <draw:g>
                  <svg:desc>Hoja1.C4:Hoja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9">
                <text:p>36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">
                <text:p>4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5">
                <text:p>44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">
                <text:p>52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5">
                <text:p>126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5">
                <text:p>109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2">
                <text:p>1042</text:p>
              </table:table-cell>
              <table:table-cell office:value-type="float" office:value="317">
                <text:p>3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